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64.66mm" svg:y="35.39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39.98mm" svg:height="140.5mm" svg:x="66.88mm" svg:y="34.6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61.03mm" svg:y="370.1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11mm" svg:height="89.96mm" svg:x="136.17mm" svg:y="58.21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[.A3]*3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[.A5]*3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[.A6]*3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[.A7]*3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[.A9]*3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[.A10]*3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[.A11]*3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[.A12]*3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[.A13]*3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[.A15]*3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[.A17]*3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[.A18]*3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[.A19]*3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[.A21]*3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[.A22]*3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[.A23]*3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[.A24]*3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[.A25]*3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[.A27]*3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[.A29]*3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[.A30]*3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[.A31]*3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[.A33]*3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[.A34]*3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[.A35]*3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[.A36]*3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[.A37]*3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[.A39]*3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[.A41]*3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[.A42]*3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[.A43]*3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[.A45]*3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[.A46]*3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[.A47]*3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[.A48]*3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[.A49]*3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[.A51]*3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[.A53]*3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[.A54]*3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[.A55]*3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[.A57]*3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[.A58]*3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[.A59]*3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[.A61]*3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[.A63]*3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[.A65]*3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[.A66]*3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[.A67]*3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[.A69]*3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[.A70]*3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[.A71]*3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[.A73]*3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[.A75]*3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[.A77]*3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[.A78]*3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[.A79]*3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[.A81]*3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[.A82]*3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[.A83]*3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[.A85]*3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[.A87]*3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[.A89]*3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[.A90]*3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[.A91]*3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[.A93]*3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[.A94]*3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[.A95]*3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[.A97]*3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[.A99]*3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[.A100]*3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[.A101]*3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[.A102]*3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[.A103]*3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[.A105]*3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[.A106]*3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[.A107]*3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[.A109]*3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[.A111]*3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[.A112]*3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[.A113]*3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[.A114]*3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[.A115]*3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[.A117]*3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[.A118]*3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[.A119]*3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[.A121]*3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[.A123]*3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[.A124]*3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[.A125]*3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[.A126]*3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[.A127]*3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[.A129]*3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[.A130]*3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[.A131]*3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[.A133]*3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[.A135]*3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[.A136]*3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[.A137]*3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[.A138]*3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[.A139]*3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[.A141]*3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[.A142]*3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[.A143]*3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[.A145]*3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36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36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6mm" svg:x="70.59mm" svg:y="38.1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61.56mm" svg:height="76.99mm" svg:x="69.98mm" svg:y="19.32mm">
            <loext:p/>
            <draw:object draw:notify-on-update-of-ranges="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5mm" svg:height="89.96mm" svg:x="78.04mm" svg:y="36.78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69" calcext:value-type="float">
            <text:p>2,69</text:p>
          </table:table-cell>
          <table:table-cell table:style-name="ce8" table:formula="of:=RAND()*0.5+0.5" office:value-type="percentage" office:value="0.766980531914085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3.47" calcext:value-type="float">
            <text:p>3,47</text:p>
          </table:table-cell>
          <table:table-cell table:style-name="ce8" table:formula="of:=RAND()*0.5+0.5" office:value-type="percentage" office:value="0.724762344742712" calcext:value-type="percentage">
            <text:p>7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01" calcext:value-type="float">
            <text:p>5,01</text:p>
          </table:table-cell>
          <table:table-cell table:style-name="ce8" table:formula="of:=RAND()*0.5+0.5" office:value-type="percentage" office:value="0.83961863062021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73" calcext:value-type="float">
            <text:p>4,73</text:p>
          </table:table-cell>
          <table:table-cell table:style-name="ce8" table:formula="of:=RAND()*0.5+0.5" office:value-type="percentage" office:value="0.917818624245281" calcext:value-type="percentage">
            <text:p>92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4.95" calcext:value-type="float">
            <text:p>4,95</text:p>
          </table:table-cell>
          <table:table-cell table:style-name="ce8" table:formula="of:=RAND()*0.5+0.5" office:value-type="percentage" office:value="0.561714034401049" calcext:value-type="percentage">
            <text:p>5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14" calcext:value-type="float">
            <text:p>2,14</text:p>
          </table:table-cell>
          <table:table-cell table:style-name="ce8" table:formula="of:=RAND()*0.5+0.5" office:value-type="percentage" office:value="0.579410975019338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27" calcext:value-type="float">
            <text:p>4,27</text:p>
          </table:table-cell>
          <table:table-cell table:style-name="ce8" table:formula="of:=RAND()*0.5+0.5" office:value-type="percentage" office:value="0.527161312522778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2" calcext:value-type="float">
            <text:p>3,2</text:p>
          </table:table-cell>
          <table:table-cell table:style-name="ce8" table:formula="of:=RAND()*0.5+0.5" office:value-type="percentage" office:value="0.646608404023888" calcext:value-type="percentage">
            <text:p>6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37" calcext:value-type="float">
            <text:p>1,37</text:p>
          </table:table-cell>
          <table:table-cell table:style-name="ce8" table:formula="of:=RAND()*0.5+0.5" office:value-type="percentage" office:value="0.909168142199816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1.6" calcext:value-type="float">
            <text:p>1,6</text:p>
          </table:table-cell>
          <table:table-cell table:style-name="ce8" table:formula="of:=RAND()*0.5+0.5" office:value-type="percentage" office:value="0.535447336624734" calcext:value-type="percentage">
            <text:p>54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2:36.10203985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53:01.617565328</dc:date>
    <meta:generator>LibreOffice/5.4.2.2$Linux_X86_64 LibreOffice_project/40m0$Build-2</meta:generator>
    <meta:editing-duration>PT2H14M32S</meta:editing-duration>
    <meta:editing-cycles>24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Dane giełdowe 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2:'1. Giełda'.B22 '1. Giełda'.B1:'1. Giełda'.B1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99cm" svg:height="14.051cm" xlink:href=".." xlink:type="simple" chart:class="chart:circle" chart:style-name="ch1">
        <chart:title svg:x="9.706cm" svg:y="0.417cm" chart:style-name="ch2">
          <text:p>Wybory samorządowe</text:p>
        </chart:title>
        <chart:legend svg:x="19.34cm" svg:y="3.887cm" style:legend-expansion="custom" chartooo:width="4.038cm" chartooo:height="2.092cm" style:legend-expansion-aspect-ratio="1.9302103250478" chart:style-name="ch3"/>
        <chart:plot-area chart:style-name="ch4" table:cell-range-address="'2. Wybory'.A2:'2. Wybory'.B5 '2. Wybory'.B1:'2. Wybory'.B1" chart:data-source-has-labels="both" svg:x="3.21cm" svg:y="1.845cm" svg:width="16.398cm" svg:height="11.475cm">
          <chartooo:coordinate-region svg:x="5.808cm" svg:y="2.844cm" svg:width="10.476cm" svg:height="10.47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legend chart:legend-position="end" svg:x="13.028cm" svg:y="3.701cm" style:legend-expansion="high" chart:style-name="ch2"/>
        <chart:plot-area chart:style-name="ch3" table:cell-range-address="'4. Matematyczne II'.A2:'4. Matematyczne II'.D146 '4. Matematyczne II'.B1:'4. Matematyczne II'.D1" chart:data-source-has-labels="row" svg:x="0.243cm" svg:y="0.152cm" svg:width="12.387cm" svg:height="8.638cm">
          <chartooo:coordinate-region svg:x="0.574cm" svg:y="0.351cm" svg:width="11.776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6cm" svg:y="4.199cm" style:legend-expansion="high" chart:style-name="ch2"/>
        <chart:plot-area chart:style-name="ch3" table:cell-range-address="'5. Pomiary'.A2:'5. Pomiary'.B32 '5. Pomiary'.B1:'5. Pomiary'.B1" chart:data-source-has-labels="row" svg:x="0.242cm" svg:y="0.231cm" svg:width="14.419cm" svg:height="8.637cm">
          <chartooo:coordinate-region svg:x="0.784cm" svg:y="0.43cm" svg:width="13.637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54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maximum="10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d1c24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5c2d91"/>
    </style:style>
    <style:style style:name="ch12" style:family="chart">
      <style:chart-properties chart:solid-type="cuboid"/>
      <style:graphic-properties draw:fill-color="#d99116"/>
    </style:style>
    <style:style style:name="ch13" style:family="chart">
      <style:chart-properties chart:solid-type="cuboid"/>
      <style:graphic-properties draw:fill-color="#59c5c7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57cm" svg:height="7.7cm" xlink:href=".." xlink:type="simple" chart:class="chart:bar" chart:style-name="ch1">
        <chart:title svg:x="7.055cm" svg:y="0.29cm" chart:style-name="ch2">
          <text:p>Częstość</text:p>
        </chart:title>
        <chart:plot-area chart:style-name="ch3" table:cell-range-address="'6. Nazwiska'.A2:'6. Nazwiska'.B9 '6. Nazwiska'.B1:'6. Nazwiska'.B1" chart:data-source-has-labels="both" svg:x="0.323cm" svg:y="1.223cm" svg:width="15.511cm" svg:height="6.323cm">
          <chartooo:coordinate-region svg:x="1.87cm" svg:y="1.223cm" svg:width="13.964cm" svg:height="3.907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legend svg:x="10.686cm" svg:y="0.388cm" style:legend-expansion="custom" chartooo:width="3.144cm" chartooo:height="1.095cm" style:legend-expansion-aspect-ratio="2.87123287671233" chart:style-name="ch2"/>
        <chart:plot-area chart:style-name="ch3" table:cell-range-address="'7. Klasyfikacja'.A2:'7. Klasyfikacja'.C11 '7. Klasyfikacja'.B1:'7. Klasyfikacja'.C1" chart:data-source-has-labels="both" svg:x="0.319cm" svg:y="0.179cm" svg:width="15.358cm" svg:height="8.639cm">
          <chartooo:coordinate-region svg:x="0.755cm" svg:y="0.378cm" svg:width="13.797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69">
                <text:p>2.69</text:p>
                <draw:g>
                  <svg:desc>'7. Klasyfikacja'.B2:'7. Klasyfikacja'.B11</svg:desc>
                </draw:g>
              </table:table-cell>
              <table:table-cell office:value-type="float" office:value="0.766980531914085">
                <text:p>0.766980531914085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3.47">
                <text:p>3.47</text:p>
              </table:table-cell>
              <table:table-cell office:value-type="float" office:value="0.724762344742712">
                <text:p>0.72476234474271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.01">
                <text:p>5.01</text:p>
              </table:table-cell>
              <table:table-cell office:value-type="float" office:value="0.83961863062021">
                <text:p>0.83961863062021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73">
                <text:p>4.73</text:p>
              </table:table-cell>
              <table:table-cell office:value-type="float" office:value="0.917818624245281">
                <text:p>0.917818624245281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4.95">
                <text:p>4.95</text:p>
              </table:table-cell>
              <table:table-cell office:value-type="float" office:value="0.561714034401049">
                <text:p>0.561714034401049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14">
                <text:p>2.14</text:p>
              </table:table-cell>
              <table:table-cell office:value-type="float" office:value="0.579410975019338">
                <text:p>0.579410975019338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27">
                <text:p>4.27</text:p>
              </table:table-cell>
              <table:table-cell office:value-type="float" office:value="0.527161312522778">
                <text:p>0.527161312522778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2">
                <text:p>3.2</text:p>
              </table:table-cell>
              <table:table-cell office:value-type="float" office:value="0.646608404023888">
                <text:p>0.646608404023888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37">
                <text:p>1.37</text:p>
              </table:table-cell>
              <table:table-cell office:value-type="float" office:value="0.909168142199816">
                <text:p>0.909168142199816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1.6">
                <text:p>1.6</text:p>
              </table:table-cell>
              <table:table-cell office:value-type="float" office:value="0.535447336624734">
                <text:p>0.5354473366247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